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159.97mm" svg:height="90.05mm" svg:x="87.83mm" svg:y="22.31mm">
            <draw:object draw:notify-on-update-of-ranges="Arkusz1.A1:Arkusz1.A1 Arkusz1.A2:Arkusz1.A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row table:style-name="ro1">
          <table:table-cell table:style-name="Default" office:value-type="string" calcext:value-type="string">
            <text:p>ciecz</text:p>
          </table:table-cell>
          <table:table-cell table:style-name="Default" office:value-type="string" calcext:value-type="string">
            <text:p>wylano</text:p>
          </table:table-cell>
        </table:table-row>
        <table:table-row table:style-name="ro1">
          <table:table-cell office:value-type="float" office:value="1000" calcext:value-type="float">
            <text:p>1000,00</text:p>
          </table:table-cell>
          <table:table-cell table:formula="of:=0.33*[.A2]" office:value-type="float" office:value="330" calcext:value-type="float">
            <text:p>330,00</text:p>
          </table:table-cell>
        </table:table-row>
        <table:table-row table:style-name="ro1">
          <table:table-cell table:formula="of:=ORG.LIBREOFFICE.RAWSUBTRACT([.A2];[.B2])" office:value-type="float" office:value="670" calcext:value-type="float">
            <text:p>670,00</text:p>
          </table:table-cell>
          <table:table-cell table:formula="of:=0.33*[.A3]" office:value-type="float" office:value="221.1" calcext:value-type="float">
            <text:p>221,10</text:p>
          </table:table-cell>
        </table:table-row>
        <table:table-row table:style-name="ro1">
          <table:table-cell table:formula="of:=ORG.LIBREOFFICE.RAWSUBTRACT([.A3];[.B3])" office:value-type="float" office:value="448.9" calcext:value-type="float">
            <text:p>448,90</text:p>
          </table:table-cell>
          <table:table-cell table:formula="of:=0.33*[.A4]" office:value-type="float" office:value="148.137" calcext:value-type="float">
            <text:p>148,14</text:p>
          </table:table-cell>
        </table:table-row>
        <table:table-row table:style-name="ro1">
          <table:table-cell table:formula="of:=ORG.LIBREOFFICE.RAWSUBTRACT([.A4];[.B4])" office:value-type="float" office:value="300.763" calcext:value-type="float">
            <text:p>300,76</text:p>
          </table:table-cell>
          <table:table-cell table:formula="of:=0.33*[.A5]" office:value-type="float" office:value="99.25179" calcext:value-type="float">
            <text:p>99,25</text:p>
          </table:table-cell>
        </table:table-row>
        <table:table-row table:style-name="ro1">
          <table:table-cell table:formula="of:=ORG.LIBREOFFICE.RAWSUBTRACT([.A5];[.B5])" office:value-type="float" office:value="201.51121" calcext:value-type="float">
            <text:p>201,51</text:p>
          </table:table-cell>
          <table:table-cell table:formula="of:=0.33*[.A6]" office:value-type="float" office:value="66.4986993" calcext:value-type="float">
            <text:p>66,50</text:p>
          </table:table-cell>
        </table:table-row>
        <table:table-row table:style-name="ro1">
          <table:table-cell table:formula="of:=ORG.LIBREOFFICE.RAWSUBTRACT([.A6];[.B6])" office:value-type="float" office:value="135.0125107" calcext:value-type="float">
            <text:p>135,01</text:p>
          </table:table-cell>
          <table:table-cell table:formula="of:=0.33*[.A7]" office:value-type="float" office:value="44.554128531" calcext:value-type="float">
            <text:p>44,55</text:p>
          </table:table-cell>
        </table:table-row>
        <table:table-row table:style-name="ro1">
          <table:table-cell table:formula="of:=ORG.LIBREOFFICE.RAWSUBTRACT([.A7];[.B7])" office:value-type="float" office:value="90.458382169" calcext:value-type="float">
            <text:p>90,46</text:p>
          </table:table-cell>
          <table:table-cell table:formula="of:=0.33*[.A8]" office:value-type="float" office:value="29.85126611577" calcext:value-type="float">
            <text:p>29,85</text:p>
          </table:table-cell>
        </table:table-row>
        <table:table-row table:style-name="ro1">
          <table:table-cell table:formula="of:=ORG.LIBREOFFICE.RAWSUBTRACT([.A8];[.B8])" office:value-type="float" office:value="60.60711605323" calcext:value-type="float">
            <text:p>60,61</text:p>
          </table:table-cell>
          <table:table-cell table:formula="of:=0.33*[.A9]" office:value-type="float" office:value="20.0003482975659" calcext:value-type="float">
            <text:p>20,00</text:p>
          </table:table-cell>
        </table:table-row>
        <table:table-row table:style-name="ro1">
          <table:table-cell table:formula="of:=ORG.LIBREOFFICE.RAWSUBTRACT([.A9];[.B9])" office:value-type="float" office:value="40.6067677556641" calcext:value-type="float">
            <text:p>40,61</text:p>
          </table:table-cell>
          <table:table-cell table:formula="of:=0.33*[.A10]" office:value-type="float" office:value="13.4002333593692" calcext:value-type="float">
            <text:p>13,40</text:p>
          </table:table-cell>
        </table:table-row>
        <table:table-row table:style-name="ro1">
          <table:table-cell table:formula="of:=ORG.LIBREOFFICE.RAWSUBTRACT([.A10];[.B10])" office:value-type="float" office:value="27.2065343962949" calcext:value-type="float">
            <text:p>27,21</text:p>
          </table:table-cell>
          <table:table-cell table:formula="of:=0.33*[.A11]" office:value-type="float" office:value="8.97815635077732" calcext:value-type="float">
            <text:p>8,98</text:p>
          </table:table-cell>
        </table:table-row>
        <table:table-row table:style-name="ro1">
          <table:table-cell table:formula="of:=ORG.LIBREOFFICE.RAWSUBTRACT([.A11];[.B11])" office:value-type="float" office:value="18.2283780455176" calcext:value-type="float">
            <text:p>18,23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2">00.00.0000</text:date>, <text:time style:data-style-name="N2" text:time-value="11:27:27.503836938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2T11:15:46.654043098</meta:creation-date>
    <meta:generator>LibreOffice/6.0.7.3$Linux_X86_64 LibreOffice_project/00m0$Build-3</meta:generator>
    <dc:date>2019-05-22T11:28:27.463296552</dc:date>
    <meta:editing-duration>PT6M35S</meta:editing-duration>
    <meta:editing-cycles>6</meta:editing-cycles>
    <meta:document-statistic meta:table-count="1" meta:cell-count="2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4.423cm" svg:y="4.204cm" style:legend-expansion="high" chart:style-name="ch2"/>
        <chart:plot-area chart:style-name="ch3" table:cell-range-address="Arkusz1.A1:Arkusz1.A12" chart:data-source-has-labels="row" svg:x="0.319cm" svg:y="0.18cm" svg:width="13.785cm" svg:height="8.646cm">
          <chartooo:coordinate-region svg:x="1.787cm" svg:y="0.38cm" svg:width="12.317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rkusz1.A2:Arkusz1.A12" chart:label-cell-address="Arkusz1.A1:Arkusz1.A1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iecz</text:p>
                <draw:g>
                  <svg:desc>Arkusz1.A1:Arkusz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Arkusz1.A2:Arkusz1.A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8.9">
                <text:p>448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.763">
                <text:p>300.7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.51121">
                <text:p>201.511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5.0125107">
                <text:p>135.01251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.458382169">
                <text:p>90.4583821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.60711605323">
                <text:p>60.607116053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.6067677556641">
                <text:p>40.60676775566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.2065343962949">
                <text:p>27.20653439629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.2283780455176">
                <text:p>18.22837804551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